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IRKamran" svg:font-family="IRKamran" style:font-pitch="variable"/>
    <style:font-face style:name="IRRoya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IRRoya" fo:font-size="16pt" officeooo:rsid="0010b1b9" officeooo:paragraph-rsid="000c9729" style:font-size-asian="16pt" style:font-name-complex="IRRoya" style:font-size-complex="16pt"/>
    </style:style>
    <style:style style:name="P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0b1b9" officeooo:paragraph-rsid="00146c76" style:font-size-asian="16pt" style:font-name-complex="IRRoya" style:font-size-complex="16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510c5" officeooo:paragraph-rsid="001510c5" style:font-size-asian="16pt" style:font-name-complex="IRRoya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698f1" officeooo:paragraph-rsid="001698f1" style:font-size-asian="16pt" style:font-name-complex="IRRoya" style:font-size-complex="16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73980" officeooo:paragraph-rsid="00173980" style:font-size-asian="16pt" style:font-name-complex="IRRoya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7b513" officeooo:paragraph-rsid="0017b513" style:font-size-asian="16pt" style:font-name-complex="IRRoya" style:font-size-complex="16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8716f" officeooo:paragraph-rsid="0018716f" style:font-size-asian="16pt" style:font-name-complex="IRRoya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98646" officeooo:paragraph-rsid="00198646" style:font-size-asian="16pt" style:font-name-complex="IRRoya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edd88" officeooo:paragraph-rsid="001edd88" style:font-size-asian="16pt" style:font-name-complex="IRRoya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fac5d" officeooo:paragraph-rsid="001fac5d" style:font-size-asian="16pt" style:font-name-complex="IRRoya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17a27" officeooo:paragraph-rsid="00217a27" style:font-size-asian="16pt" style:font-name-complex="IRRoya" style:font-size-complex="16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35ce0" officeooo:paragraph-rsid="00235ce0" style:font-size-asian="16pt" style:font-name-complex="IRRoya" style:font-size-complex="16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.1965in" loext:contextual-spacing="false" fo:text-align="center" style:justify-single-word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bold" officeooo:rsid="001510c5" officeooo:paragraph-rsid="001510c5" style:font-size-asian="16pt" style:font-weight-asian="bold" style:font-name-complex="IRRoya" style:font-size-complex="16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1698f1" officeooo:paragraph-rsid="001698f1" style:font-size-asian="16pt" style:font-name-complex="IRRoya" style:font-size-complex="16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1510c5" officeooo:paragraph-rsid="001510c5" style:font-size-asian="16pt" style:font-name-complex="IRRoya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1cf52a" officeooo:paragraph-rsid="001cf52a" style:font-size-asian="16pt" style:font-name-complex="IRRoya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35ce0" officeooo:paragraph-rsid="00235ce0" style:font-size-asian="16pt" style:font-name-complex="IRRoya" style:font-size-complex="16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46f02" officeooo:paragraph-rsid="00246f02" style:font-size-asian="16pt" style:font-name-complex="IRRoya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4cec1" officeooo:paragraph-rsid="0024cec1" style:font-size-asian="16pt" style:font-name-complex="IRRoya" style:font-size-complex="16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66fda" officeooo:paragraph-rsid="00266fda" style:font-size-asian="16pt" style:font-name-complex="IRRoya" style:font-size-complex="16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8044b" officeooo:paragraph-rsid="0028044b" style:font-size-asian="16pt" style:font-name-complex="IRRoya" style:font-size-complex="16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8044b" officeooo:paragraph-rsid="0028044b" style:font-size-asian="16pt" style:font-name-complex="IRRoya" style:font-size-complex="16pt" style:font-style-complex="normal" style:font-weight-complex="normal"/>
    </style:style>
    <style:style style:name="P23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202124" fo:letter-spacing="normal" style:font-style-complex="normal" style:font-weight-complex="normal"/>
    </style:style>
    <style:style style:name="T2" style:family="text">
      <style:text-properties fo:font-variant="normal" fo:text-transform="none" fo:color="#202124" fo:letter-spacing="normal" fo:font-style="normal" fo:font-weight="normal" style:font-style-complex="normal" style:font-weight-complex="normal"/>
    </style:style>
    <style:style style:name="T3" style:family="text">
      <style:text-properties officeooo:rsid="00173980"/>
    </style:style>
    <style:style style:name="T4" style:family="text">
      <style:text-properties officeooo:rsid="0018716f"/>
    </style:style>
    <style:style style:name="T5" style:family="text">
      <style:text-properties officeooo:rsid="00217a27"/>
    </style:style>
    <style:style style:name="T6" style:family="text">
      <style:text-properties officeooo:rsid="00266fda"/>
    </style:style>
    <style:style style:name="T7" style:family="text">
      <style:text-properties officeooo:rsid="0028044b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IRKamran" style:font-size-complex="14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 - Will it take long to fix?</text:span><text:span text:style-name="T1"><text:line-break/></text:span><text:span text:style-name="T2">2 - The bullet only grazed a rib.</text:span><text:span text:style-name="T1"><text:line-break/></text:span><text:span text:style-name="T2">3 - It all looks very fish to me.</text:span><text:span text:style-name="T1"><text:line-break/></text:span><text:span text:style-name="T2">4 - Pity, Finish off</text:span><text:span text:style-name="T1"><text:line-break/></text:span><text:span text:style-name="T2">5 - cosh - wallet</text:span><text:span text:style-name="T1"><text:line-break/></text:span><text:span text:style-name="T2">5 - Pile of scrap metal</text:span><text:span text:style-name="T1"><text:line-break/></text:span><text:span text:style-name="T2">6 - to meddle in our affairs</text:span><text:span text:style-name="T1"><text:line-break/></text:span><text:span text:style-name="T2">Together together thank you no no no i don't want to stop so how is life who buys home and </text:span><text:span text:style-name="T1"><text:line-break/></text:span><text:span text:style-name="T2">he'll be up and about in a couple of days:</text:span><text:span text:style-name="T1"><text:line-break/>او تا چند روز دیگر بیدار خواهد شد<text:line-break/></text:span><text:span text:style-name="T2">come round: </text:span><text:span text:style-name="T1">شفا یافتن </text:span><text:span text:style-name="T2">- </text:span><text:span text:style-name="T1">به هوش آمدن </text:span></text:p>
      <text:p text:style-name="P2">Pile of scrap metal: انبوهی از آهن قراضه</text:p>
      <text:p text:style-name="P13">The Black island</text:p>
      <text:p text:style-name="P15">page 1:</text:p>
      <text:p text:style-name="P3">A plane in trouble? --- Sounds bad.</text:p>
      <text:p text:style-name="P4">It’s probably a private aircraft. --- Let’s see, Snowy.</text:p>
      <text:p text:style-name="P4">Will it take long to fix? - No, only a few minutes. Nothing seriously wrong.</text:p>
      <text:p text:style-name="P4">Why, it’s an unregistered plane.</text:p>
      <text:p text:style-name="P4">Someone coming, Mick. - Too bad for him! You know our orders.</text:p>
      <text:p text:style-name="P4"><text:soft-page-break/>Are you in trouble. Can I help?</text:p>
      <text:p text:style-name="P14">Page 2:</text:p>
      <text:p text:style-name="P4">next morning … Well doctor ? <text:s/>- He was lucky. The bullet only grazed a rib. He’ll be up in a couple of days.</text:p>
      <text:p text:style-name="P4">Excuse me, nurse.</text:p>
      <text:p text:style-name="P4">Can we see Tintin, please? <text:span text:style-name="T3">ِ- </text:span>You can go in.</text:p>
      <text:p text:style-name="P4">Look here: are you absolutely sure the plane had no registration marks? - Quite certain.</text:p>
      <text:p text:style-name="P5">It all looks very fishy to me. - To be precise: the whole thing looks like me, very fishy.</text:p>
      <text:p text:style-name="P6">Telephone, Please, for Mr Thomson or Mr Thomson.</text:p>
      <text:p text:style-name="P6">Hello? … Yes … Interpol? … Yes sir,Thompson, with a p, as in psychology … From Scotland Yard? … Eas<text:span text:style-name="T4">tdown ? Last night ? Yes sir, I understand. We’ll leave at once.</text:span></text:p>
      <text:p text:style-name="P7">We’re going back to England. An unregistered plane crashed last night near a place called Eastdown, in Sussex, Good bye.</text:p>
      <text:p text:style-name="P7">Goodbye, and watch your step! --- Thanks ! --- CRASH ? </text:p>
      <text:p text:style-name="P7">Why can’t you look where you’re going ? - To be precise: Speak for yourself.</text:p>
      <text:p text:style-name="P7">East down … If only … <office:annotation office:name="__Annotation__92_3705011688"><dc:creator>Unknown Author</dc:creator><dc:date>2023-02-10T10:51:14.405510470</dc:date><text:p text:style-name="P23"><text:span text:style-name="T8">نمیشه کاریش کرد.</text:span></text:p></office:annotation>It can’t be helped<office:annotation-end office:name="__Annotation__92_3705011688"/>, I simply must go. Never min doctor’s orders !</text:p>
      <text:p text:style-name="P8">Goodbye, nurse. Many thanks!</text:p>
      <text:p text:style-name="P8"><text:soft-page-break/>Ach! The silly fools! Who d’you think they shot at last night? Tintin himself! <office:annotation office:name="__Annotation__90_3705011688"><dc:creator>Unknown Author</dc:creator><dc:date>2023-02-10T10:50:32.163847510</dc:date><text:p text:style-name="P23"><text:span text:style-name="T8">حیف</text:span></text:p></office:annotation>Pity<office:annotation-end office:name="__Annotation__90_3705011688"/> they didn’t finish him off while they were about it. --- Look ! !</text:p>
      <text:p text:style-name="P16">page 3:</text:p>
      <text:p text:style-name="P9">Why have we stopped? --- Let’s look in the corridor.</text:p>
      <text:p text:style-name="P9">There’s a door open, and someone’s getting out. Come on, Snowy!</text:p>
      <text:p text:style-name="P9">There he goes! --- what d’you think you’re going? - Eek !</text:p>
      <text:p text:style-name="P9">Let me go! A man just jumped off the train. We must follow him! - You can’t fool me.</text:p>
      <text:p text:style-name="P9">Everybody stay where you are! --- No one is to leave the train. </text:p>
      <text:p text:style-name="P10">He’s coming round. - <text:span text:style-name="T5">Tintin! Aren’t you in bed? </text:span></text:p>
      <text:p text:style-name="P11">There he is! I’d know him anywhere. He knocked me out? - Me ? ?</text:p>
      <text:p text:style-name="P11">Aha! A cosh! Useful for knocking on the head. !!</text:p>
      <text:p text:style-name="P11">Robbery, too! Here’s the poor man’s wallet, in your packet.</text:p>
      <text:p text:style-name="P11">I’m innocent. I tell you! It,s a trick. Someone panted the cosh and the wallet in my pockets while I was asleep … I’ve never seen them before.</text:p>
      <text:p text:style-name="P11">What else can we do Tintin? The evidence is all against you. - I agree.</text:p>
      <text:p text:style-name="P11">It’s true. Everything points to my guilt. And the guard can swear I was trying to get away. Very neatly planned. But why ? And by whom?</text:p>
      <text:p text:style-name="P11"><text:soft-page-break/>The key to the handcuffs! Well done, Snowy. Bring it here!</text:p>
      <text:p text:style-name="P11">Good gracious, We’ve stopped … Good heavens, where’s Tintin? – I … er … don’t know.</text:p>
      <text:p text:style-name="P11">He’s given us the slip. Got away, with handcuffs, too. What a cheek! …</text:p>
      <text:p text:style-name="P11">To be precise: he’s given us away. Slipped us the handcuffs, too. What a sneak!</text:p>
      <text:p text:style-name="P17">Page 4:</text:p>
      <text:p text:style-name="P12">Good! A village. Perhaps I can hire a car to take me to the coast. --- CLINK CLINK </text:p>
      <text:p text:style-name="P12">Just wait till I get my hands on him! - To be precise: … er … just wait till we get our hands!</text:p>
      <text:p text:style-name="P12">Hello! - Tintin! --- You!</text:p>
      <text:p text:style-name="P12">Hey, stop! - That’s what they call putting your head in lion’s mouth!</text:p>
      <text:p text:style-name="P12">Stop him ! Stop him ! --- Where’s he gone ?</text:p>
      <text:p text:style-name="P12">Excuse me, sir. Have you seen a young man running past your house?</text:p>
      <text:p text:style-name="P12">Let me see. A young man, you say. That’d be him I saw, with a little white dog. Going like the wind, he was. Hid himself among those trees, over there. - Aha! We’ve got him!</text:p>
      <text:p text:style-name="P12">Snowy! - WOOAH WOOAH</text:p>
      <text:p text:style-name="P18">page 5:</text:p>
      <text:p text:style-name="P19">Snowy’s given the game away! - It’s Tintin ! --- Stop! You’re under arrest!</text:p>
      <text:p text:style-name="P19">We’re gaining on him ! - To be precise: we’re …</text:p>
      <text:p text:style-name="P19"><text:soft-page-break/>It’s your own fault. If you’d kept quiet, none of this would have happened.</text:p>
      <text:p text:style-name="P19">Here comes a lorry, going our way. I’ll try to thumb a ride. Lucky for me you’re going right to the docks. I’m trying to catch the cross-channel ferry. Think we’ll make it?</text:p>
      <text:p text:style-name="P19">All right! <text:span text:style-name="T6">Haul off the gangway !</text:span></text:p>
      <text:p text:style-name="P20">So, my friend, we are safely away, Our little plan was a good one. Eh? - <text:span text:style-name="T7">Not bad at all! By the the time Tintin has finished proving his innocence we shall be well clear… --- WHEW!</text:span></text:p>
      <text:p text:style-name="P22">Page 6:</text:p>
      <text:p text:style-name="P21">D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IRKamran" svg:font-family="IRKamran" style:font-pitch="variable"/>
    <style:font-face style:name="IRRoya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1" style:font-family-complex="'DejaVu Sans'" style:font-family-generic-complex="swiss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31T01:57:08.029145130</meta:creation-date>
    <dc:date>2023-02-17T12:37:53.321005977</dc:date>
    <meta:editing-duration>PT2H36M16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5" meta:paragraph-count="59" meta:word-count="856" meta:character-count="4188" meta:non-whitespace-character-count="3384"/>
  </office:meta>
</office:document-meta>
</file>